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Даракчан Алексей Владиславович</text:p>
          </table:table-cell>
        </table:table-row>
        <table:table-row>
          <table:table-cell table:style-name="TableCell1">
            <text:p text:style-name="P2"><text:span text:style-name="T1">Java</text:span></text:p>
          </table:table-cell>
        </table:table-row>
        <table:table-row>
          <table:table-cell table:style-name="TableCell1">
            <text:p text:style-name="P2">Что такое переопределение метода?</text:p>
          </table:table-cell>
          <table:table-cell table:style-name="TableCell1">
            <text:p text:style-name="P2">Это когда подкласс или дочерний класс берет уже существующий метод и подстраивает его под себя, краткий пример, есть класс животное, у него реализован метод голос, и все классы которые будут создаваться и наследоваться от этого класса смогут переопределять этот метод(собака - гавкает, кошка - мяукает и т.д.)</text:p>
          </table:table-cell>
        </table:table-row>
        <table:table-row>
          <table:table-cell table:style-name="TableCell1">
            <text:p text:style-name="P2">Какие бывают виды классов?</text:p>
          </table:table-cell>
          <table:table-cell table:style-name="TableCell1">
            <text:p text:style-name="P2">Базовый-родитель, производный - наследник, абстрактный</text:p>
          </table:table-cell>
        </table:table-row>
        <table:table-row>
          <table:table-cell table:style-name="TableCell1">
            <text:p text:style-name="P2">Как и зачем можно использовать модификатор final?</text:p>
          </table:table-cell>
          <table:table-cell table:style-name="TableCell1">
            <text:p text:style-name="P2">Ключевое слово final может применятся к классам, методам и переменным. Если применить к классу то от него нельзя будет наследоваться, он не изменяем (imutable), для методов final используется чтобы нельзя было переопределять исходную реализацию, для переменных (примитивного типа) - что однажды присвоено значение не может быть изменено, (ссылочных)- когда присвоен объект, нельзя изменить ссылку на этот объект, но при этом состояние этого объекта менять можно</text:p>
          </table:table-cell>
        </table:table-row>
        <table:table-row>
          <table:table-cell table:style-name="TableCell1">
            <text:p text:style-name="P2">Какие есть варианты использования ключевого слова try?</text:p>
          </table:table-cell>
          <table:table-cell table:style-name="TableCell1">
            <text:p text:style-name="P2">Это ключевое слово используется для обработки исключений</text:p>
          </table:table-cell>
        </table:table-row>
        <table:table-row>
          <table:table-cell table:style-name="TableCell1">
            <text:p text:style-name="P2">Какие есть стандартные реализации интерфейса List и в каких ситуациях их нужно использовать?</text:p>
          </table:table-cell>
          <table:table-cell table:style-name="TableCell1">
            <text:p text:style-name="P2">Реализация ArrayList и LinkedList, в первом классе реализация идет с помощью массива, во втором двунаправленном списке. Если вам нужен будет доступ по концертному индексу, то стоит использовать ArrayList, так как по конкретному индексу поиск будет проводится быстрее, а LinkedList можно будет представить(в виде конвейера), так как все элементы будет лежать последовательно.</text:p>
          </table:table-cell>
        </table:table-row>
        <table:table-row>
          <table:table-cell table:style-name="TableCell1">
            <text:p text:style-name="P2">В чём основная идея стримов из пакета java.util.stream?</text:p>
          </table:table-cell>
          <table:table-cell table:style-name="TableCell1">
            <text:p text:style-name="P2">Сокращение кода, раньше что занимало несколько строк(5-10), можно сократить до 2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Каким критериям должна удовлетворять «хорошая» хэш-функция?</text:p>
          </table:table-cell>
          <table:table-cell table:style-name="TableCell1">
            <text:p text:style-name="P2">1- быстрое вычисления, 2- минимальное кол-во так называемых «коллизий»</text:p>
          </table:table-cell>
        </table:table-row>
        <table:table-row>
          <table:table-cell table:style-name="TableCell1">
            <text:p text:style-name="P2">В чём причина популярности и широкого распространения кодировки UTF-8?</text:p>
          </table:table-cell>
          <table:table-cell table:style-name="TableCell1">
            <text:p text:style-name="P2">Кодируются с использованием меньшего количества байтов, можно безопасно использовать в большинстве языков программирования и документов,</text:p>
          </table:table-cell>
        </table:table-row>
        <table:table-row>
          <table:table-cell table:style-name="TableCell1">
            <text:p text:style-name="P2">Сравните форматы XML и JSON. Когда какой использовать?</text:p>
          </table:table-cell>
          <table:table-cell table:style-name="TableCell1">
            <text:p text:style-name="P2">XML это язык разметки, а JSON это формат данных. Если нужен простой обмен данными можно использоваться JSON, в других случаях я думаю лучше XML</text:p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Браузер начинает искать сервер—&gt; отправляет запрос к DNS серверам—&gt; устанавливает соединение—&gt; отправляет HTTP запрос—&gt; сервер обрабатывает запрос и отправляет ответ —&gt; браузер обрабатывает получений отве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